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T1" style:family="text">
      <style:text-properties officeooo:rsid="00061113"/>
    </style:style>
    <style:style style:name="T2" style:family="text">
      <style:text-properties officeooo:rsid="0007f9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Final - Projeto Final de Métodos de Programação</text:p>
      <text:p text:style-name="P1"/>
      <text:p text:style-name="P2"><text:tab/>Inicialmente, o grupo possuía as intenções de desenvolver um aplicativo para android, utilizando o React Native para o desenvolvimento para essa aplicação. O grupo sentiu bastante dificuldade em desenvolver o aplicativo a partir dessa ferramenta, pois todo o conteúdo base teria ainda que ser entendido por todos os membros para que fosse de fato alcançado algum resultado seguindo essa linha de desenvolvimento. Por essa razão, o grupo escolheu mudar a linha de desenvolvimento, iniciando então a criação do projeto final a partir da linguagem de programação C++, que já era do conhecimento da maioria dos membros do grupo. </text:p>
      <text:p text:style-name="P2"/>
      <text:p text:style-name="P3">O novo Projeto foi então iniciado no dia 29/11, sendo que inicialmente nos juntamos para discutir o que seria desenvolvido no trabalho como um todo. Escolhemos unir os casos de uso <text:span text:style-name="T2">que</text:span> <text:span text:style-name="T2">tod</text:span>os membros e escolher as funcionalidades mais adequadas ao desenvolvimento do projeto em C++. Devido às limitações gráficas dessa linguagem, o desenvolvimento da aplicação foi feito apenas em código, sem a possibilidade de mostrar uma interface gráfica entre o programa a ser desenvolvido e um possível usuário.</text:p>
      <text:p text:style-name="P3"/>
      <text:p text:style-name="P3">As funcionalidades que o grupo escolheu para serem abordadas no projeto foram: criar e deletar itens no programa, criar e editar listas como um usuário, adicionar e remover itens dessa lista, também como usuário, exibir a lista e apagar uma lista. </text:p>
      <text:p text:style-name="P3"/>
      <text:p text:style-name="P3">Após essa data, ficou decidido que o Jonas prado ficaria responsável por criar o corpo das funções a serem desenvolvidas, e que nós todos nos reuniríamos <text:s/>na sexta feira para começar a dar corpo às funções criadas.</text:p>
      <text:p text:style-name="P3"/>
      <text:p text:style-name="P3">O grupo todo, então, se reuniu no dia 2/12 no laboratório LAICO, dentro do departamento CIC, onde foi realizada uma espécie de dojo day, em que os membros do grupo olhavam o código a ser desenvolvido e davam ideias para o desenvolvimento das funções. Nesse dia, conseguimos implementar as principais funcionalidades do programa, que foram recuperar lista por código, inserir item, adicionar e editar lista de compras. Como não conseguimos implementar todas as funções nesse dia, ficou acordado que o resto das funções a serem desenvolvidas seriam desenvolvidas de maneira individual, de modo que o conceito de pair programming fosse implementado, o que facilitou que os membros conseguissem entender em conjunto o funcionamento do programa.</text:p>
      <text:p text:style-name="P1"/>
      <text:p text:style-name="P1"><text:tab/><text:span text:style-name="T1">Ao final, o aluno Felipe corrigiu as funções de inserir um item na lista e implementou a função de remover itens da lista, o aluno Jonas corrigiu alguns erros da função de inserir item e melhorou a leitura e a escrita na escrita dos valores no arquivo texto, o aluno Gabriel e o aluno Carlos André fizeram os comentários no código de maneira a adicionar as assertivas de entrada e de saída, o aluno Yan e o aluno Jonas realizaram os testes no código e os alunos Pedro e Wanderlan realizaram uma refatoração do código, finalizando esse trabalho em conjunto para melhorar a eficiência do cód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5T18:18:08.106697468</dc:date>
    <meta:editing-duration>PT14M3S</meta:editing-duration>
    <meta:editing-cycles>3</meta:editing-cycles>
    <meta:document-statistic meta:table-count="0" meta:image-count="0" meta:object-count="0" meta:page-count="1" meta:paragraph-count="7" meta:word-count="485" meta:character-count="2978" meta:non-whitespace-character-count="2495"/>
  </office:meta>
</office:document-meta>
</file>